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6044" officeooo:paragraph-rsid="001960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 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07:42:42.272372270</meta:creation-date>
    <dc:date>2020-07-15T07:42:56.231616512</dc:date>
    <meta:editing-duration>PT15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6.0.7.3$Linux_X86_64 LibreOffice_project/00m0$Build-3</meta:generator>
  </office:meta>
</office:document-meta>
</file>